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Comic Sans MS"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Standard">
      <style:text-properties style:font-name="Comic Sans MS" fo:font-size="10pt" style:font-size-asian="10pt" style:font-size-complex="10pt"/>
    </style:style>
    <style:style style:name="P4" style:family="paragraph" style:parent-style-name="Standard">
      <style:text-properties style:font-name="Comic Sans MS" fo:font-size="10pt" officeooo:paragraph-rsid="0002612a" style:font-size-asian="10pt" style:font-size-complex="10pt"/>
    </style:style>
    <style:style style:name="P5" style:family="paragraph" style:parent-style-name="Standard">
      <style:text-properties style:font-name="Comic Sans MS" fo:font-size="10pt" officeooo:rsid="0002612a" officeooo:paragraph-rsid="0002612a" style:font-size-asian="10pt" style:font-size-complex="10pt"/>
    </style:style>
    <style:style style:name="P6" style:family="paragraph" style:parent-style-name="Standard">
      <style:text-properties style:font-name="Comic Sans MS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officeooo:paragraph-rsid="0002612a"/>
    </style:style>
    <style:style style:name="P8" style:family="paragraph" style:parent-style-name="Standard">
      <style:text-properties fo:color="#21409a" style:font-name="Comic Sans MS" fo:font-size="10pt" style:font-size-asian="10pt" style:font-size-complex="10pt"/>
    </style:style>
    <style:style style:name="P9" style:family="paragraph" style:parent-style-name="Standard">
      <style:text-properties fo:color="#21409a" style:font-name="Comic Sans MS" fo:font-size="10pt" officeooo:rsid="0002612a" officeooo:paragraph-rsid="0002612a" style:font-size-asian="10pt" style:font-size-complex="10pt"/>
    </style:style>
    <style:style style:name="P10" style:family="paragraph" style:parent-style-name="Standard">
      <style:text-properties fo:color="#21409a" style:font-name="Comic Sans MS" fo:font-size="10pt" fo:font-weight="normal" officeooo:rsid="0002612a" officeooo:paragraph-rsid="0002612a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variant="normal" fo:text-transform="none" fo:color="#21409a" style:font-name="Comic Sans MS" fo:font-size="10pt" fo:letter-spacing="normal" fo:font-style="normal" fo:font-weight="normal" officeooo:rsid="0002612a" officeooo:paragraph-rsid="0002612a" fo:background-color="transparent" style:font-size-asian="10pt" style:font-weight-asian="normal" style:font-size-complex="10pt" style:font-weight-complex="normal" loext:padding="0cm" loext:border="none"/>
    </style:style>
    <style:style style:name="P12" style:family="paragraph" style:parent-style-name="Standard">
      <style:text-properties fo:font-variant="normal" fo:text-transform="none" fo:color="#21409a" style:font-name="Comic Sans MS" fo:font-size="10pt" fo:letter-spacing="normal" fo:font-style="normal" fo:font-weight="bold" officeooo:rsid="0002612a" officeooo:paragraph-rsid="0002612a" fo:background-color="transparent" style:font-size-asian="10pt" style:font-size-complex="10pt" loext:padding="0cm" loext:border="none"/>
    </style:style>
    <style:style style:name="P13" style:family="paragraph" style:parent-style-name="Standard">
      <style:text-properties fo:color="#21409a" style:font-name="Comic Sans MS" fo:font-size="10pt" officeooo:rsid="0002612a" officeooo:paragraph-rsid="0002612a" style:font-size-asian="10pt" style:font-size-complex="10pt"/>
    </style:style>
    <style:style style:name="T1" style:family="text">
      <style:text-properties officeooo:rsid="0002612a"/>
    </style:style>
    <style:style style:name="T2" style:family="text">
      <style:text-properties fo:background-color="transparent" loext:char-shading-value="0" loext:padding="0cm" loext:border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21409a" style:font-name="Comic Sans MS" fo:font-size="10pt" fo:letter-spacing="normal" fo:font-style="normal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21409a" style:font-name="Comic Sans MS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6" style:family="text">
      <style:text-properties fo:font-variant="normal" fo:text-transform="none" fo:color="#21409a" style:text-line-through-style="none" style:text-line-through-type="none" style:font-name="Comic Sans MS" fo:font-size="10pt" fo:letter-spacing="normal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7" style:family="text">
      <style:text-properties fo:font-variant="normal" fo:text-transform="none" fo:color="#21409a" style:text-line-through-style="none" style:text-line-through-type="none" style:font-name="Comic Sans MS" fo:font-size="10pt" fo:letter-spacing="normal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8" style:family="text">
      <style:text-properties officeooo:rsid="00031aad"/>
    </style:style>
    <style:style style:name="T9" style:family="text">
      <style:text-properties officeooo:rsid="00033db0"/>
    </style:style>
    <style:style style:name="T10" style:family="text">
      <style:text-properties officeooo:rsid="0003d237"/>
    </style:style>
    <style:style style:name="T11" style:family="text">
      <style:text-properties officeooo:rsid="0006f5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-se sobre o mercado em que a empresa atua</text:p>
      <text:p text:style-name="P3"/>
      <text:p text:style-name="P3">1- Qual o setor de atuação da empresa? Por exemplo: alimentação, farmacêutico, informática etc.</text:p>
      <text:p text:style-name="P5">R: Gastronomia, alimentação.</text:p>
      <text:p text:style-name="P5"/>
      <text:p text:style-name="P3">2- Quais os produtos ou serviços oferecidos?</text:p>
      <text:p text:style-name="P5">R:<text:span text:style-name="T8">Bolo no pote, docinhos, cupcake, <text:s/>bolos de corte para casamentos ou aniversários, ...</text:span></text:p>
      <text:p text:style-name="P5"/>
      <text:p text:style-name="P3">3- Qual a área geográfica de atuação?</text:p>
      <text:p text:style-name="P5">R: <text:span text:style-name="T11">Petrópolis e região.</text:span></text:p>
      <text:p text:style-name="P5"/>
      <text:p text:style-name="P3">4- Quais os principais concorrentes?</text:p>
      <text:p text:style-name="P5">R: </text:p>
      <text:p text:style-name="P5"/>
      <text:p text:style-name="P3">5- Quais os principais desafios do setor?</text:p>
      <text:p text:style-name="P5">R: <text:span text:style-name="T8">Alcançar o maior numero de pessoas no mercado</text:span></text:p>
      <text:p text:style-name="P5"/>
      <text:p text:style-name="P8">6- <text:span text:style-name="T3">Qua</text:span>l a participação no mercado?</text:p>
      <text:p text:style-name="P9">R:</text:p>
      <text:p text:style-name="P4"/>
      <text:p text:style-name="P3"/>
      <text:p text:style-name="P1">Entenda o posicionamento da empresa e sua identidade visual</text:p>
      <text:p text:style-name="P3"/>
      <text:p text:style-name="P3">7- Poderia me fornecer o logotipo da empresa?</text:p>
      <text:p text:style-name="P5">R: <text:span text:style-name="T11">Já fornecido.</text:span></text:p>
      <text:p text:style-name="P5"/>
      <text:p text:style-name="P3">8- A empresa tem um slogan? Qual é ele?</text:p>
      <text:p text:style-name="P5">R: A dellícia do seu dia.</text:p>
      <text:p text:style-name="P5"/>
      <text:p text:style-name="P3">9- Houve outros antes <text:span text:style-name="T1">d</text:span>este? Se sim, por que foi mudado?</text:p>
      <text:p text:style-name="P5">R: <text:span text:style-name="T8">Não</text:span></text:p>
      <text:p text:style-name="P5"/>
      <text:p text:style-name="P8">10- Como define o posicionamento da empresa?</text:p>
      <text:p text:style-name="P9">R: <text:span text:style-name="T8">Uma empresa que presa a qualidade do produto e o melhor atendimento aos clientes</text:span></text:p>
      <text:p text:style-name="P5"/>
      <text:p text:style-name="P3">11- Quais são seus diferenciais?</text:p>
      <text:p text:style-name="P5">R:<text:span text:style-name="T8">Sabores variados <text:s/>todas as semanas,produto com qualidade e o produto sempre fresquinho</text:span></text:p>
      <text:p text:style-name="P5"/>
      <text:p text:style-name="P8">12- Tem missão, visão e valores definidos? Quais são?</text:p>
      <text:p text:style-name="P9">R:</text:p>
      <text:p text:style-name="P5"/>
      <text:p text:style-name="P3">13- Qual o público alvo?</text:p>
      <text:p text:style-name="P5">R: <text:span text:style-name="T9">Pessoas individuais, festas, eventos, etc.</text:span></text:p>
      <text:p text:style-name="P5"/>
      <text:p text:style-name="P8">14- Tem personas definidas para esse público? Pode descrevê-las?</text:p>
      <text:p text:style-name="P9">R:</text:p>
      <text:p text:style-name="P5"/>
      <text:p text:style-name="P3">15- Qual o tom da comunicação? Por exemplo: divertido, sério, próximo, profissional, técnico etc.</text:p>
      <text:p text:style-name="P5">R: <text:span text:style-name="T9">Casual e profissional</text:span></text:p>
      <text:p text:style-name="P5"/>
      <text:p text:style-name="P8">16- Existe um manual de identidade visual ou de uso da marca? Poderia me disponibilizar?</text:p>
      <text:p text:style-name="P9">R:</text:p>
      <text:p text:style-name="P5"><text:soft-page-break/></text:p>
      <text:p text:style-name="P3"/>
      <text:p text:style-name="P3"/>
      <text:p text:style-name="P1">Entenda melhor o produto ou serviço</text:p>
      <text:p text:style-name="P2"/>
      <text:p text:style-name="P3">17- Quais os produtos ou serviços mais vendidos?</text:p>
      <text:p text:style-name="P5">R:<text:span text:style-name="T9">Bolo no pote</text:span></text:p>
      <text:p text:style-name="P5"/>
      <text:p text:style-name="P3">18- Poderia explicar atributos, características e benefícios?</text:p>
      <text:p text:style-name="P5">R:<text:span text:style-name="T9">São bem rechedos, bolo de massa leve e deliciosos</text:span></text:p>
      <text:p text:style-name="P5"/>
      <text:p text:style-name="P3">19- Tem um folder ou presentação comercial com mais detalhes?</text:p>
      <text:p text:style-name="P5">R:<text:span text:style-name="T9">Não</text:span></text:p>
      <text:p text:style-name="P4"/>
      <text:p text:style-name="P3"/>
      <text:p text:style-name="P1">Referências</text:p>
      <text:p text:style-name="P3"/>
      <text:p text:style-name="P3">20- Existe uma versão anterior do site? Poderia ver?</text:p>
      <text:p text:style-name="P5">R:<text:span text:style-name="T9">Não</text:span></text:p>
      <text:p text:style-name="P5"/>
      <text:p text:style-name="P3">21- Poderia fornecer exemplos de materiais produzidos pela empresa e me dizer quais deles considera adequados e quais não?</text:p>
      <text:p text:style-name="P5">R:</text:p>
      <text:p text:style-name="P5"/>
      <text:p text:style-name="P3">22- Poderia apontar sites que considera um modelo de conteúdo para sua empresa?</text:p>
      <text:p text:style-name="P5">R:</text:p>
      <text:p text:style-name="P5"/>
      <text:p text:style-name="P3">23- Quais os endereços de suas mídias sociais?</text:p>
      <text:p text:style-name="P5">R:<text:span text:style-name="T9">instagran <text:s text:c="4"/>@bolosdanane_</text:span></text:p>
      <text:p text:style-name="P5"><text:s text:c="4"/><text:span text:style-name="T9">facebook <text:s text:c="4"/>bolo da nane</text:span></text:p>
      <text:p text:style-name="P5"/>
      <text:p text:style-name="P8">24- Considera que estão sendo bem exploradas, seus conteúdos estão adequados?</text:p>
      <text:p text:style-name="P9">R:</text:p>
      <text:p text:style-name="P4"/>
      <text:p text:style-name="P3"/>
      <text:p text:style-name="P1"><text:span text:style-name="T1">V</text:span>amos começar a falar da parte referente a <text:span text:style-name="T2">criar o conteúdo da página web </text:span>da empresa.</text:p>
      <text:p text:style-name="P1"/>
      <text:p text:style-name="P3">25- Existe uma linha do tempo ou resumo da história da empresa? Poderia me fornecer?</text:p>
      <text:p text:style-name="P5">R:<text:span text:style-name="T9">Gosto muito de cozinhar e fazer doces. Comecei a fazer cupcakes e docinhos para as festas de família e todos acharam deliciosos. Então algumas pessoas por gostarem, começaram a fazer encomendas. Para ter uma renda a mais e ajudar nas despesas da casa, inseri <text:s/>os bolos no pote, que já são um sucesso de vendas</text:span></text:p>
      <text:p text:style-name="P5"/>
      <text:p text:style-name="P6">26- Que informação deve estar em destaque na página?</text:p>
      <text:p text:style-name="P5">R:<text:span text:style-name="T10">Novidades e fotos</text:span></text:p>
      <text:p text:style-name="P5"/>
      <text:p text:style-name="P3">27- Quais os itens e assuntos que devem fazer parte do conteúdo da página?</text:p>
      <text:p text:style-name="P5">R:<text:span text:style-name="T10">Bolo no pote, docinhos de festa e cupcakes.</text:span></text:p>
      <text:p text:style-name="P5"/>
      <text:p text:style-name="P3">28- Que sentimento quer transmitir aos visitantes?</text:p>
      <text:p text:style-name="P5"><text:soft-page-break/>R:<text:span text:style-name="T10">Que são produtos deliciosos e com um preço bem acessível</text:span></text:p>
      <text:p text:style-name="P5"/>
      <text:p text:style-name="P4">29- Qual o objetivo da página: informar, vender, institucional, catálogo de produtos, gerar pedidos de orçamento, cadastramentos?</text:p>
      <text:p text:style-name="P5">R:vender e atender pedidos , catalogo de produtos</text:p>
      <text:p text:style-name="P5"/>
      <text:p text:style-name="P7"><text:span text:style-name="T4">30- O que deve ser destacado na </text:span><text:a xlink:type="simple" xlink:href="http://www.wedologos.com.br/" office:target-frame-name="_blank" xlink:show="new" text:style-name="Internet_20_link" text:visited-style-name="Visited_20_Internet_20_Link">headline</text:a><text:span text:style-name="T6"> </text:span><text:span text:style-name="T5">ou chamada principal?</text:span></text:p>
      <text:p text:style-name="P10">R:</text:p>
      <text:p text:style-name="P11"/>
      <text:p text:style-name="Standard"><text:span text:style-name="T4">31- Haverá um </text:span><text:a xlink:type="simple" xlink:href="http://blog.wedologos.com.br/call-to-action/?utm_source=contentools&amp;utm_medium=linkbuilding&amp;utm_campaign=cont3-criarconteudopaginaweb-1511" office:target-frame-name="_blank" xlink:show="new" text:style-name="Internet_20_link" text:visited-style-name="Visited_20_Internet_20_Link"><text:span text:style-name="T7">call to action</text:span></text:a><text:span text:style-name="T5">?</text:span></text:p>
      <text:p text:style-name="P10">R:</text:p>
      <text:p text:style-name="P12"/>
      <text:p text:style-name="P8">32- É necessário desenvolver um formulário de cadastramento?</text:p>
      <text:p text:style-name="P9">R:</text:p>
      <text:p text:style-name="P9"/>
      <text:p text:style-name="P8">33- Haverá link para SAC, fale conosco, mapa e mídias sociais?</text:p>
      <text:p text:style-name="P9">R:</text:p>
      <text:p text:style-name="P9"/>
      <text:p text:style-name="P8">34- Existe algum elemento vedado, isto é, algo que não pode aparecer no conteúdo?</text:p>
      <text:p text:style-name="P9">R:</text:p>
      <text:p text:style-name="P9"/>
      <text:p text:style-name="P8">35- Existe algum item de presença obrigatória no conteúdo?</text:p>
      <text:p text:style-name="P9">R:</text:p>
      <text:p text:style-name="P9"/>
      <text:p text:style-name="P8">36- Constará na página um texto legal ou advertência, como no caso de bebidas alcoólicas, por exemplo?</text:p>
      <text:p text:style-name="P9">R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24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1:43:42.812853645</meta:creation-date>
    <dc:date>2019-10-17T10:40:15.828781749</dc:date>
    <meta:editing-duration>PT35M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78" meta:word-count="598" meta:character-count="3575" meta:non-whitespace-character-count="3039"/>
  </office:meta>
</office:document-meta>
</file>